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monospace" svg:font-family="monospace"/>
    <style:font-face style:name="sans-serif" svg:font-family="sans-serif"/>
    <style:font-face style:name="sans-serif1" svg:font-family="sans-serif" style:font-family-generic="swiss"/>
    <style:font-face style:name="Manjari Regular" svg:font-family="'Manjari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b542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officeooo:paragraph-rsid="001ab542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officeooo:paragraph-rsid="001ab542" style:font-size-asian="13pt" style:font-size-complex="13pt"/>
    </style:style>
    <style:style style:name="P4" style:family="paragraph" style:parent-style-name="Standard">
      <style:paragraph-properties fo:text-align="justify" style:justify-single-word="false"/>
      <style:text-properties fo:font-size="13pt" officeooo:paragraph-rsid="001ab542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paragraph-rsid="001ab542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1pt" officeooo:paragraph-rsid="001ab542" style:font-size-asian="9.60000038146973pt" style:font-size-complex="11pt"/>
    </style:style>
    <style:style style:name="P7" style:family="paragraph" style:parent-style-name="Standard">
      <style:paragraph-properties fo:text-align="justify" style:justify-single-word="false"/>
      <style:text-properties fo:font-size="11pt" fo:font-weight="bold" officeooo:rsid="001cc17f" officeooo:paragraph-rsid="001cc17f" style:font-size-asian="9.60000038146973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1pt" fo:font-weight="normal" officeooo:rsid="001cc17f" officeooo:paragraph-rsid="001cc17f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1pt" fo:font-weight="normal" officeooo:rsid="001e7f26" officeooo:paragraph-rsid="001e7f26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1pt" fo:font-weight="normal" officeooo:rsid="001ff3f9" officeooo:paragraph-rsid="001ff3f9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font-weight="normal" officeooo:rsid="0028125f" officeooo:paragraph-rsid="0028125f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fo:font-weight="normal" officeooo:rsid="002bca91" officeooo:paragraph-rsid="002bde0c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style:text-underline-style="solid" style:text-underline-width="auto" style:text-underline-color="font-color" fo:font-weight="normal" officeooo:rsid="001e7f26" officeooo:paragraph-rsid="001e7f26" style:font-size-asian="9.60000038146973pt" style:font-weight-asian="normal" style:font-size-complex="11pt" style:font-weight-complex="normal"/>
    </style:style>
    <style:style style:name="P14" style:family="paragraph" style:parent-style-name="Footer">
      <style:paragraph-properties fo:text-align="center" style:justify-single-word="false"/>
      <style:text-properties style:font-name="sans-serif1" fo:font-size="10pt" officeooo:rsid="001ab542" officeooo:paragraph-rsid="001ab542" style:font-size-asian="10pt" style:font-size-complex="10pt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7.25pt"/>
    </style:style>
    <style:style style:name="T3" style:family="text">
      <style:text-properties style:font-name="sans-serif" fo:font-style="italic" style:font-style-asian="italic" style:font-style-complex="italic"/>
    </style:style>
    <style:style style:name="T4" style:family="text">
      <style:text-properties style:font-name="sans-serif" fo:font-style="italic" officeooo:rsid="00210d56" style:font-style-asian="italic" style:font-style-complex="italic"/>
    </style:style>
    <style:style style:name="T5" style:family="text">
      <style:text-properties style:font-name="sans-serif" fo:font-style="italic" officeooo:rsid="002234f2" style:font-style-asian="italic" style:font-style-complex="italic"/>
    </style:style>
    <style:style style:name="T6" style:family="text">
      <style:text-properties style:font-name="sans-serif" fo:font-style="italic" officeooo:rsid="00237539" style:font-style-asian="italic" style:font-style-complex="italic"/>
    </style:style>
    <style:style style:name="T7" style:family="text">
      <style:text-properties style:font-name="sans-serif" fo:font-style="italic" officeooo:rsid="002484e6" style:font-style-asian="italic" style:font-style-complex="italic"/>
    </style:style>
    <style:style style:name="T8" style:family="text">
      <style:text-properties style:font-name="sans-serif" fo:font-style="italic" officeooo:rsid="00299472" style:font-style-asian="italic" style:font-style-complex="italic"/>
    </style:style>
    <style:style style:name="T9" style:family="text">
      <style:text-properties style:font-name="sans-serif" fo:font-style="normal" style:font-style-asian="normal" style:font-style-complex="normal"/>
    </style:style>
    <style:style style:name="T10" style:family="text">
      <style:text-properties style:font-name="sans-serif" fo:font-style="normal" officeooo:rsid="00210d56" style:font-style-asian="normal" style:font-style-complex="normal"/>
    </style:style>
    <style:style style:name="T11" style:family="text">
      <style:text-properties style:font-name="sans-serif" fo:font-style="normal" officeooo:rsid="002234f2" style:font-style-asian="normal" style:font-style-complex="normal"/>
    </style:style>
    <style:style style:name="T12" style:family="text">
      <style:text-properties style:font-name="sans-serif" fo:font-style="normal" officeooo:rsid="00237539" style:font-style-asian="normal" style:font-style-complex="normal"/>
    </style:style>
    <style:style style:name="T13" style:family="text">
      <style:text-properties style:font-name="sans-serif" fo:font-style="normal" officeooo:rsid="002484e6" style:font-style-asian="normal" style:font-style-complex="normal"/>
    </style:style>
    <style:style style:name="T14" style:family="text">
      <style:text-properties style:font-name="sans-serif" fo:font-style="normal" officeooo:rsid="00299472" style:font-style-asian="normal" style:font-style-complex="normal"/>
    </style:style>
    <style:style style:name="T15" style:family="text">
      <style:text-properties style:font-name="sans-serif" fo:font-style="normal" officeooo:rsid="0028125f" style:font-style-asian="normal" style:font-style-complex="normal"/>
    </style:style>
    <style:style style:name="T16" style:family="text">
      <style:text-properties style:font-name="sans-serif" fo:font-style="normal" officeooo:rsid="002bd7ab" style:font-style-asian="normal" style:font-style-complex="normal"/>
    </style:style>
    <style:style style:name="T17" style:family="text">
      <style:text-properties style:font-name="sans-serif" fo:font-style="normal" officeooo:rsid="002bde0c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TRABALHO PRÁTICO Nº 2</text:span></text:p>
      <text:p text:style-name="P1"><text:span text:style-name="T2"/></text:p>
      <text:p text:style-name="P2"><text:span text:style-name="T1">Simulação de um sistema de home banking</text:span></text:p>
      <text:p text:style-name="P3"><text:span text:style-name="T1">Implementação de uma arquitetura cliente/servidor baseada em FIFOs</text:span></text:p>
      <text:p text:style-name="P4"><text:span text:style-name="T1"/></text:p>
      <text:p text:style-name="P6"><text:span text:style-name="T1"/></text:p>
      <text:p text:style-name="P7"><text:span text:style-name="T1">Estrutura das mensagens</text:span></text:p>
      <text:p text:style-name="P8"><text:span text:style-name="T1"/></text:p>
      <text:p text:style-name="P13"><text:span text:style-name="T1">Cliente→Servidor:</text:span></text:p>
      <text:p text:style-name="P13"><text:span text:style-name="T1"/></text:p>
      <text:p text:style-name="P11"><text:span text:style-name="T1">Os pedidos enviados pelo cliente estão no formato </text:span><text:span text:style-name="T3">TLV</text:span><text:span text:style-name="T9"> (usando as estruturas fornecidas). Existem 4 tipos de pedido, um para cada operação possível – criar conta, ver saldo, fazer transferência, encerrar servidor. </text:span><text:span text:style-name="T14">Todos os pedidos incluem um </text:span><text:span text:style-name="T8">header</text:span><text:span text:style-name="T14"> no </text:span><text:span text:style-name="T8">value</text:span><text:span text:style-name="T14"> que inclui ID de processo, ID de conta, </text:span><text:span text:style-name="T8">password</text:span><text:span text:style-name="T14"> e atraso. O pedido só é processado caso seja válido (por exemplo se o utilizador existe ou se </text:span><text:span text:style-name="T8">password</text:span><text:span text:style-name="T14"> corresponde ao seu ID). Caso seja um pedido de criação de conta ou de transferência, inclui ainda no </text:span><text:span text:style-name="T8">value</text:span><text:span text:style-name="T14"> uma estrutura de criação de conta ou de transferência com os dados necessários para efetuar o que é pedido.</text:span></text:p>
      <text:p text:style-name="P9"><text:span text:style-name="T1"/></text:p>
      <text:p text:style-name="P13"><text:span text:style-name="T1">Servidor→Cliente:</text:span></text:p>
      <text:p text:style-name="P9"><text:span text:style-name="T1"/></text:p>
      <text:p text:style-name="P12"><text:span text:style-name="T1">As respostas enviadas pelo servidor estão no formato </text:span><text:span text:style-name="T3">TLV</text:span><text:span text:style-name="T1"> (usando as estruturas fornecidas). </text:span><text:span text:style-name="T15">Existem 4 tipos de </text:span><text:span text:style-name="T9">resposta</text:span><text:span text:style-name="T15">, um para cada operação possível – criar conta, ver saldo, fazer transferência, encerrar servidor. </text:span><text:span text:style-name="T16">T</text:span><text:span text:style-name="T14">od</text:span><text:span text:style-name="T16">as as respostas</text:span><text:span text:style-name="T14"> incluem um </text:span><text:span text:style-name="T8">header</text:span><text:span text:style-name="T14"> no </text:span><text:span text:style-name="T8">value</text:span><text:span text:style-name="T14"> que inclui ID de conta e </text:span><text:span text:style-name="T16">código de retorno</text:span><text:span text:style-name="T14">. </text:span><text:span text:style-name="T17">O código de retorno indica se a operação foi bem sucedida ou, se não, qual o erro. <text:s/></text:span><text:span text:style-name="T14">Caso seja um pedido de </text:span><text:span text:style-name="T17">verificação de saldo</text:span><text:span text:style-name="T14">, de transferência </text:span><text:span text:style-name="T17">ou de encerramento do servidor</text:span><text:span text:style-name="T14">, inclui ainda no </text:span><text:span text:style-name="T8">value</text:span><text:span text:style-name="T14"> uma estrutura </text:span><text:span text:style-name="T17">verificação de saldo</text:span><text:span text:style-name="T14">, de transferência </text:span><text:span text:style-name="T17">ou de encerramento do servidor com informação sobre o estado da conta ou do servidor depois do processamento do pedido (saldo no caso de verificação do saldo ou tranferência e número de caixas ativas no caso de encerramento do servidor).</text:span></text:p>
      <text:p text:style-name="P8"><text:span text:style-name="T1"/></text:p>
      <text:p text:style-name="P7"><text:span text:style-name="T1">Mecanismos de sincronização</text:span></text:p>
      <text:p text:style-name="P8"><text:span text:style-name="T1"/></text:p>
      <text:p text:style-name="P8"><text:span text:style-name="T1"/></text:p>
      <text:p text:style-name="P7"><text:span text:style-name="T1">Encerramento do servidor</text:span></text:p>
      <text:p text:style-name="P8"><text:span text:style-name="T1"/></text:p>
      <text:p text:style-name="P10"><text:span text:style-name="T1">Quando o servidor recebe um request do </text:span><text:span text:style-name="T3">admin</text:span><text:span text:style-name="T9"> para encerrar, altera imediatamente as permissões do seu </text:span><text:span text:style-name="T3">fifo</text:span><text:span text:style-name="T9"> para escrita apenas, de forma a que não receba mais pedidos dos utilizadores. Faz, também, </text:span><text:span text:style-name="T3">set</text:span><text:span text:style-name="T9"> a uma variável que indica se o encerramento está iminente e atualiza o valor de balcões ativos </text:span><text:span text:style-name="T10">no </text:span><text:span text:style-name="T4">reply value</text:span><text:span text:style-name="T10">. </text:span><text:span text:style-name="T11">De seguida, desbloqueia todas as </text:span><text:span text:style-name="T5">threads</text:span><text:span text:style-name="T11"> </text:span><text:span text:style-name="T12">que estão à espera de novos pedidos (com</text:span><text:span text:style-name="T6"> pthread_cond_broadcast</text:span><text:span text:style-name="T12">), atualiza o </text:span><text:span text:style-name="T6">reply type</text:span><text:span text:style-name="T12"> e o </text:span><text:span text:style-name="T6">reply length</text:span><text:span text:style-name="T12"> e envia o </text:span><text:span text:style-name="T6">reply</text:span><text:span text:style-name="T12"> para o utilizador através de um </text:span><text:span text:style-name="T6">fifo</text:span><text:span text:style-name="T12"> criado para isso. </text:span><text:span text:style-name="T13">Finalmente, espera que todas as </text:span><text:span text:style-name="T7">threads</text:span><text:span text:style-name="T13"> terminem o seu trabalho (incluindo todos os pedidos que estavam em fila de espera quando o pedido de encerramento foi feito) e fecha e remove o </text:span><text:span text:style-name="T7">fifo</text:span><text:span text:style-name="T13"> do servidor, terminando o program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monospace" svg:font-family="monospace"/>
    <style:font-face style:name="sans-serif" svg:font-family="sans-serif"/>
    <style:font-face style:name="sans-serif1" svg:font-family="sans-serif" style:font-family-generic="swiss"/>
    <style:font-face style:name="Manjari Regular" svg:font-family="'Manjari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sans-serif1" fo:font-size="10pt" officeooo:rsid="001ab542" officeooo:paragraph-rsid="001ab54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ésar Nogueira – 201706828 | Gonçalo Monteiro – 201706917 | Simão Santos – 20150469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14:51:14.342407847</meta:creation-date>
    <dc:date>2019-05-18T22:13:41.820798478</dc:date>
    <meta:editing-duration>PT51M40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405" meta:character-count="2493" meta:non-whitespace-character-count="2094"/>
  </office:meta>
</office:document-meta>
</file>